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3)">
            <text:p>sn(23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563cm" draw:caption-point-x="-0.61cm" draw:caption-point-y="1.52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6">
            <text:p>2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8">
            <text:p>2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19-12-17T07:42:21.03">
            <text:p>2019/12/17 7:42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25" table:on-update-keep-styles="true" table:on-update-keep-size="false"/>
        <table:database-range table:name="range_type" table:target-range-address="Sheet1.G2:Sheet1.G2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2019/12/17</text:date>, <text:time>07:42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12-17T07:42:23.27</dc:date>
    <dc:creator>iwabuchi ken</dc:creator>
    <meta:editing-duration>PT10H48M30S</meta:editing-duration>
    <meta:editing-cycles>34</meta:editing-cycles>
    <meta:generator>OpenOffice/4.1.3$Win32 OpenOffice.org_project/413m1$Build-9783</meta:generator>
    <meta:document-statistic meta:table-count="1" meta:cell-count="196" meta:object-count="0"/>
    <meta:user-defined meta:name="sheets-banding"/>
    <meta:user-defined meta:name="sheets-original-selection"/>
  </office:meta>
</office:document-meta>
</file>